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3992" calcext:value-type="float">
            <text:p><text:s text:c="3"/>123,992</text:p>
          </table:table-cell>
          <table:table-cell table:style-name="ce63" office:value-type="float" office:value="119050" calcext:value-type="float">
            <text:p><text:s text:c="3"/>119,050</text:p>
          </table:table-cell>
          <table:table-cell table:style-name="ce63" office:value-type="float" office:value="4941" calcext:value-type="float">
            <text:p><text:s text:c="3"/>4,941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18465" calcext:value-type="float">
            <text:p><text:s text:c="3"/>118,465</text:p>
          </table:table-cell>
          <table:table-cell table:style-name="ce63" office:value-type="float" office:value="1648" calcext:value-type="float">
            <text:p><text:s text:c="3"/>1,648</text:p>
          </table:table-cell>
          <table:table-cell table:style-name="ce63" office:value-type="float" office:value="3879" calcext:value-type="float">
            <text:p><text:s text:c="3"/>3,879</text:p>
          </table:table-cell>
          <table:table-cell table:style-name="ce63" office:value-type="float" office:value="121944" calcext:value-type="float">
            <text:p><text:s text:c="3"/>121,944</text:p>
          </table:table-cell>
          <table:table-cell table:style-name="ce63" office:value-type="float" office:value="557" calcext:value-type="float">
            <text:p><text:s text:c="3"/>557</text:p>
          </table:table-cell>
          <table:table-cell table:style-name="ce106" office:value-type="float" office:value="1491" calcext:value-type="float">
            <text:p><text:s text:c="3"/>1,49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4310" calcext:value-type="float">
            <text:p><text:s text:c="3"/>64,310</text:p>
          </table:table-cell>
          <table:table-cell table:style-name="ce64" office:value-type="float" office:value="61730" calcext:value-type="float">
            <text:p><text:s text:c="3"/>61,730</text:p>
          </table:table-cell>
          <table:table-cell table:style-name="ce64" office:value-type="float" office:value="2579" calcext:value-type="float">
            <text:p><text:s text:c="3"/>2,579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1426" calcext:value-type="float">
            <text:p><text:s text:c="3"/>61,426</text:p>
          </table:table-cell>
          <table:table-cell table:style-name="ce64" office:value-type="float" office:value="876" calcext:value-type="float">
            <text:p><text:s text:c="3"/>876</text:p>
          </table:table-cell>
          <table:table-cell table:style-name="ce64" office:value-type="float" office:value="2008" calcext:value-type="float">
            <text:p><text:s text:c="3"/>2,008</text:p>
          </table:table-cell>
          <table:table-cell table:style-name="ce64" office:value-type="float" office:value="63255" calcext:value-type="float">
            <text:p><text:s text:c="3"/>63,255</text:p>
          </table:table-cell>
          <table:table-cell table:style-name="ce64" office:value-type="float" office:value="288" calcext:value-type="float">
            <text:p><text:s text:c="3"/>288</text:p>
          </table:table-cell>
          <table:table-cell table:style-name="ce107" office:value-type="float" office:value="767" calcext:value-type="float">
            <text:p><text:s text:c="3"/>76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9682" calcext:value-type="float">
            <text:p><text:s text:c="3"/>59,682</text:p>
          </table:table-cell>
          <table:table-cell table:style-name="ce64" office:value-type="float" office:value="57320" calcext:value-type="float">
            <text:p><text:s text:c="3"/>57,320</text:p>
          </table:table-cell>
          <table:table-cell table:style-name="ce64" office:value-type="float" office:value="2362" calcext:value-type="float">
            <text:p><text:s text:c="3"/>2,36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7039" calcext:value-type="float">
            <text:p><text:s text:c="3"/>57,039</text:p>
          </table:table-cell>
          <table:table-cell table:style-name="ce64" office:value-type="float" office:value="772" calcext:value-type="float">
            <text:p><text:s text:c="3"/>772</text:p>
          </table:table-cell>
          <table:table-cell table:style-name="ce64" office:value-type="float" office:value="1871" calcext:value-type="float">
            <text:p><text:s text:c="3"/>1,871</text:p>
          </table:table-cell>
          <table:table-cell table:style-name="ce64" office:value-type="float" office:value="58689" calcext:value-type="float">
            <text:p><text:s text:c="3"/>58,689</text:p>
          </table:table-cell>
          <table:table-cell table:style-name="ce64" office:value-type="float" office:value="269" calcext:value-type="float">
            <text:p><text:s text:c="3"/>269</text:p>
          </table:table-cell>
          <table:table-cell table:style-name="ce107" office:value-type="float" office:value="724" calcext:value-type="float">
            <text:p><text:s text:c="3"/>724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8.71396177518627" calcext:value-type="float">
            <text:p>–8.71</text:p>
          </table:table-cell>
          <table:table-cell table:style-name="ce67" office:value-type="float" office:value="-8.30870556446846" calcext:value-type="float">
            <text:p>–8.31</text:p>
          </table:table-cell>
          <table:table-cell table:style-name="ce67" office:value-type="float" office:value="-18.2178217821782" calcext:value-type="float">
            <text:p>–18.22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8.91600983134164" calcext:value-type="float">
            <text:p>–8.92</text:p>
          </table:table-cell>
          <table:table-cell table:style-name="ce67" office:value-type="float" office:value="-1.21212121212121" calcext:value-type="float">
            <text:p>–1.21</text:p>
          </table:table-cell>
          <table:table-cell table:style-name="ce67" office:value-type="float" office:value="-5.72916666666667" calcext:value-type="float">
            <text:p>–5.73</text:p>
          </table:table-cell>
          <table:table-cell table:style-name="ce67" office:value-type="float" office:value="-8.76110562685094" calcext:value-type="float">
            <text:p>–8.76</text:p>
          </table:table-cell>
          <table:table-cell table:style-name="ce67" office:value-type="float" office:value="22.6415094339623" calcext:value-type="float">
            <text:p>22.64</text:p>
          </table:table-cell>
          <table:table-cell table:style-name="ce67" office:value-type="float" office:value="-16.5467625899281" calcext:value-type="float">
            <text:p>–16.55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6.75610924772401" calcext:value-type="float">
            <text:p>–6.76</text:p>
          </table:table-cell>
          <table:table-cell table:style-name="ce68" office:value-type="float" office:value="-6.19158878504673" calcext:value-type="float">
            <text:p>–6.19</text:p>
          </table:table-cell>
          <table:table-cell table:style-name="ce68" office:value-type="float" office:value="-19.3308550185874" calcext:value-type="float">
            <text:p>–19.3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7.05449682380475" calcext:value-type="float">
            <text:p>–7.05</text:p>
          </table:table-cell>
          <table:table-cell table:style-name="ce68" office:value-type="float" office:value="-1.0752688172043" calcext:value-type="float">
            <text:p>–1.0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-6.6428455416599" calcext:value-type="float">
            <text:p>–6.64</text:p>
          </table:table-cell>
          <table:table-cell table:style-name="ce68" office:value-type="float" office:value="-3.2258064516129" calcext:value-type="float">
            <text:p>–3.23</text:p>
          </table:table-cell>
          <table:table-cell table:style-name="ce70" office:value-type="float" office:value="-17.8082191780822" calcext:value-type="float">
            <text:p>–17.8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0.7277805158535" calcext:value-type="float">
            <text:p>–10.73</text:p>
          </table:table-cell>
          <table:table-cell table:style-name="ce69" office:value-type="float" office:value="-10.4768415655444" calcext:value-type="float">
            <text:p>–10.48</text:p>
          </table:table-cell>
          <table:table-cell table:style-name="ce69" office:value-type="float" office:value="-16.9491525423729" calcext:value-type="float">
            <text:p>–16.9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0.8303249097473" calcext:value-type="float">
            <text:p>–10.83</text:p>
          </table:table-cell>
          <table:table-cell table:style-name="ce69" office:value-type="float" office:value="-1.38888888888889" calcext:value-type="float">
            <text:p>–1.39</text:p>
          </table:table-cell>
          <table:table-cell table:style-name="ce69" office:value-type="float" office:value="-11.1111111111111" calcext:value-type="float">
            <text:p>–11.11</text:p>
          </table:table-cell>
          <table:table-cell table:style-name="ce69" office:value-type="float" office:value="-10.9351558593099" calcext:value-type="float">
            <text:p>–10.94</text:p>
          </table:table-cell>
          <table:table-cell table:style-name="ce69" office:value-type="float" office:value="59.0909090909091" calcext:value-type="float">
            <text:p>59.09</text:p>
          </table:table-cell>
          <table:table-cell table:style-name="ce69" office:value-type="float" office:value="-15.1515151515152" calcext:value-type="float">
            <text:p>–15.15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3.7434955616774" calcext:value-type="float">
            <text:p>–13.74</text:p>
          </table:table-cell>
          <table:table-cell table:style-name="ce70" office:value-type="float" office:value="-13.0236283540248" calcext:value-type="float">
            <text:p>–13.02</text:p>
          </table:table-cell>
          <table:table-cell table:style-name="ce70" office:value-type="float" office:value="-29.1595197255575" calcext:value-type="float">
            <text:p>–29.16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3.8724154511941" calcext:value-type="float">
            <text:p>–13.87</text:p>
          </table:table-cell>
          <table:table-cell table:style-name="ce70" office:value-type="float" office:value="-8.42696629213483" calcext:value-type="float">
            <text:p>–8.43</text:p>
          </table:table-cell>
          <table:table-cell table:style-name="ce70" office:value-type="float" office:value="-12.1359223300971" calcext:value-type="float">
            <text:p>–12.14</text:p>
          </table:table-cell>
          <table:table-cell table:style-name="ce70" office:value-type="float" office:value="-13.4597378277154" calcext:value-type="float">
            <text:p>–13.46</text:p>
          </table:table-cell>
          <table:table-cell table:style-name="ce70" office:value-type="float" office:value="-5.79710144927536" calcext:value-type="float">
            <text:p>–5.80</text:p>
          </table:table-cell>
          <table:table-cell table:style-name="ce70" office:value-type="float" office:value="-36.6120218579235" calcext:value-type="float">
            <text:p>–36.61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13.5751295336788" calcext:value-type="float">
            <text:p>–13.58</text:p>
          </table:table-cell>
          <table:table-cell table:style-name="ce70" office:value-type="float" office:value="-12.8391998759498" calcext:value-type="float">
            <text:p>–12.84</text:p>
          </table:table-cell>
          <table:table-cell table:style-name="ce70" office:value-type="float" office:value="-29.0849673202614" calcext:value-type="float">
            <text:p>–29.0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3.4765017117958" calcext:value-type="float">
            <text:p>–13.4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21.5189873417721" calcext:value-type="float">
            <text:p>–21.52</text:p>
          </table:table-cell>
          <table:table-cell table:style-name="ce70" office:value-type="float" office:value="-13.1984294774992" calcext:value-type="float">
            <text:p>–13.20</text:p>
          </table:table-cell>
          <table:table-cell table:style-name="ce70" office:value-type="float" office:value="-25" calcext:value-type="float">
            <text:p>–25.00</text:p>
          </table:table-cell>
          <table:table-cell table:style-name="ce70" office:value-type="float" office:value="-35.4838709677419" calcext:value-type="float">
            <text:p>–35.4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13.9236496119119" calcext:value-type="float">
            <text:p>–13.92</text:p>
          </table:table-cell>
          <table:table-cell table:style-name="ce69" office:value-type="float" office:value="-13.220675944334" calcext:value-type="float">
            <text:p>–13.22</text:p>
          </table:table-cell>
          <table:table-cell table:style-name="ce69" office:value-type="float" office:value="-29.2418772563177" calcext:value-type="float">
            <text:p>–29.2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4.2927957699934" calcext:value-type="float">
            <text:p>–14.29</text:p>
          </table:table-cell>
          <table:table-cell table:style-name="ce69" office:value-type="float" office:value="-17.4418604651163" calcext:value-type="float">
            <text:p>–17.44</text:p>
          </table:table-cell>
          <table:table-cell table:style-name="ce69" office:value-type="float" office:value="0.571428571428571" calcext:value-type="float">
            <text:p>0.57</text:p>
          </table:table-cell>
          <table:table-cell table:style-name="ce69" office:value-type="float" office:value="-13.7391023571198" calcext:value-type="float">
            <text:p>–13.74</text:p>
          </table:table-cell>
          <table:table-cell table:style-name="ce69" office:value-type="float" office:value="20.6896551724138" calcext:value-type="float">
            <text:p>20.69</text:p>
          </table:table-cell>
          <table:table-cell table:style-name="ce69" office:value-type="float" office:value="-37.7777777777778" calcext:value-type="float">
            <text:p>–37.78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1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272" calcext:value-type="float">
            <text:p>11,272</text:p>
          </table:table-cell>
          <table:table-cell table:style-name="ce136" office:value-type="float" office:value="10859" calcext:value-type="float">
            <text:p>10,859</text:p>
          </table:table-cell>
          <table:table-cell table:style-name="ce136" office:value-type="float" office:value="413" calcext:value-type="float">
            <text:p>413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747" calcext:value-type="float">
            <text:p>10,747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362" calcext:value-type="float">
            <text:p>362</text:p>
          </table:table-cell>
          <table:table-cell table:style-name="ce136" office:value-type="float" office:value="11091" calcext:value-type="float">
            <text:p>11,091</text:p>
          </table:table-cell>
          <table:table-cell table:style-name="ce136" office:value-type="float" office:value="65" calcext:value-type="float">
            <text:p>65</text:p>
          </table:table-cell>
          <table:table-cell table:style-name="ce152" office:value-type="float" office:value="116" calcext:value-type="float">
            <text:p>11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38" calcext:value-type="float">
            <text:p>5,838</text:p>
          </table:table-cell>
          <table:table-cell table:style-name="ce137" office:value-type="float" office:value="5621" calcext:value-type="float">
            <text:p>5,621</text:p>
          </table:table-cell>
          <table:table-cell table:style-name="ce137" office:value-type="float" office:value="217" calcext:value-type="float">
            <text:p>21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560" calcext:value-type="float">
            <text:p>5,560</text:p>
          </table:table-cell>
          <table:table-cell table:style-name="ce137" office:value-type="float" office:value="92" calcext:value-type="float">
            <text:p>92</text:p>
          </table:table-cell>
          <table:table-cell table:style-name="ce137" office:value-type="float" office:value="186" calcext:value-type="float">
            <text:p>186</text:p>
          </table:table-cell>
          <table:table-cell table:style-name="ce137" office:value-type="float" office:value="5748" calcext:value-type="float">
            <text:p>5,748</text:p>
          </table:table-cell>
          <table:table-cell table:style-name="ce137" office:value-type="float" office:value="30" calcext:value-type="float">
            <text:p>30</text:p>
          </table:table-cell>
          <table:table-cell table:style-name="ce153" office:value-type="float" office:value="60" calcext:value-type="float">
            <text:p>6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434" calcext:value-type="float">
            <text:p>5,434</text:p>
          </table:table-cell>
          <table:table-cell table:style-name="ce137" office:value-type="float" office:value="5238" calcext:value-type="float">
            <text:p>5,238</text:p>
          </table:table-cell>
          <table:table-cell table:style-name="ce137" office:value-type="float" office:value="196" calcext:value-type="float">
            <text:p>19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187" calcext:value-type="float">
            <text:p>5,187</text:p>
          </table:table-cell>
          <table:table-cell table:style-name="ce137" office:value-type="float" office:value="71" calcext:value-type="float">
            <text:p>71</text:p>
          </table:table-cell>
          <table:table-cell table:style-name="ce137" office:value-type="float" office:value="176" calcext:value-type="float">
            <text:p>176</text:p>
          </table:table-cell>
          <table:table-cell table:style-name="ce143" office:value-type="float" office:value="5343" calcext:value-type="float">
            <text:p>5,343</text:p>
          </table:table-cell>
          <table:table-cell table:style-name="ce137" office:value-type="float" office:value="35" calcext:value-type="float">
            <text:p>35</text:p>
          </table:table-cell>
          <table:table-cell table:style-name="ce154" office:value-type="float" office:value="56" calcext:value-type="float">
            <text:p>5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73" calcext:value-type="float">
            <text:p>1,473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86" calcext:value-type="float">
            <text:p>1,386</text:p>
          </table:table-cell>
          <table:table-cell table:style-name="ce129" office:value-type="float" office:value="27" calcext:value-type="float">
            <text:p>27</text:p>
          </table:table-cell>
          <table:table-cell table:style-name="ce145" office:value-type="float" office:value="60" calcext:value-type="float">
            <text:p>60</text:p>
          </table:table-cell>
          <table:table-cell table:style-name="ce136" office:value-type="float" office:value="1438" calcext:value-type="float">
            <text:p>1,438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60" calcext:value-type="float">
            <text:p>760</text:p>
          </table:table-cell>
          <table:table-cell table:style-name="ce130" office:value-type="float" office:value="735" calcext:value-type="float">
            <text:p>735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11" calcext:value-type="float">
            <text:p>711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34" calcext:value-type="float">
            <text:p>34</text:p>
          </table:table-cell>
          <table:table-cell table:style-name="ce137" office:value-type="float" office:value="743" calcext:value-type="float">
            <text:p>74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13" calcext:value-type="float">
            <text:p>713</text:p>
          </table:table-cell>
          <table:table-cell table:style-name="ce130" office:value-type="float" office:value="690" calcext:value-type="float">
            <text:p>690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5" calcext:value-type="float">
            <text:p>675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26" calcext:value-type="float">
            <text:p>26</text:p>
          </table:table-cell>
          <table:table-cell table:style-name="ce143" office:value-type="float" office:value="695" calcext:value-type="float">
            <text:p>695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96" calcext:value-type="float">
            <text:p>1,396</text:p>
          </table:table-cell>
          <table:table-cell table:style-name="ce129" office:value-type="float" office:value="1357" calcext:value-type="float">
            <text:p>1,357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40" calcext:value-type="float">
            <text:p>1,340</text:p>
          </table:table-cell>
          <table:table-cell table:style-name="ce129" office:value-type="float" office:value="29" calcext:value-type="float">
            <text:p>29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361" calcext:value-type="float">
            <text:p>1,361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1" calcext:value-type="float">
            <text:p>701</text:p>
          </table:table-cell>
          <table:table-cell table:style-name="ce130" office:value-type="float" office:value="679" calcext:value-type="float">
            <text:p>679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6" calcext:value-type="float">
            <text:p>676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10" calcext:value-type="float">
            <text:p>10</text:p>
          </table:table-cell>
          <table:table-cell table:style-name="ce137" office:value-type="float" office:value="688" calcext:value-type="float">
            <text:p>688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95" calcext:value-type="float">
            <text:p>695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4" calcext:value-type="float">
            <text:p>664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673" calcext:value-type="float">
            <text:p>673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67" calcext:value-type="float">
            <text:p>1,467</text:p>
          </table:table-cell>
          <table:table-cell table:style-name="ce129" office:value-type="float" office:value="1424" calcext:value-type="float">
            <text:p>1,424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99" calcext:value-type="float">
            <text:p>1,399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446" calcext:value-type="float">
            <text:p>1,446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58" calcext:value-type="float">
            <text:p>758</text:p>
          </table:table-cell>
          <table:table-cell table:style-name="ce130" office:value-type="float" office:value="739" calcext:value-type="float">
            <text:p>739</text:p>
          </table:table-cell>
          <table:table-cell table:style-name="ce137" office:value-type="float" office:value="19" calcext:value-type="float">
            <text:p>1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20" calcext:value-type="float">
            <text:p>720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748" calcext:value-type="float">
            <text:p>748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9" calcext:value-type="float">
            <text:p>709</text:p>
          </table:table-cell>
          <table:table-cell table:style-name="ce130" office:value-type="float" office:value="685" calcext:value-type="float">
            <text:p>685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9" calcext:value-type="float">
            <text:p>679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698" calcext:value-type="float">
            <text:p>698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70" calcext:value-type="float">
            <text:p>1,370</text:p>
          </table:table-cell>
          <table:table-cell table:style-name="ce129" office:value-type="float" office:value="1318" calcext:value-type="float">
            <text:p>1,318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2" calcext:value-type="float">
            <text:p>1,302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353" calcext:value-type="float">
            <text:p>1,353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43" calcext:value-type="float">
            <text:p>743</text:p>
          </table:table-cell>
          <table:table-cell table:style-name="ce130" office:value-type="float" office:value="716" calcext:value-type="float">
            <text:p>716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7" calcext:value-type="float">
            <text:p>707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735" calcext:value-type="float">
            <text:p>735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27" calcext:value-type="float">
            <text:p>627</text:p>
          </table:table-cell>
          <table:table-cell table:style-name="ce130" office:value-type="float" office:value="602" calcext:value-type="float">
            <text:p>602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5" calcext:value-type="float">
            <text:p>595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618" calcext:value-type="float">
            <text:p>618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66" calcext:value-type="float">
            <text:p>766</text:p>
          </table:table-cell>
          <table:table-cell table:style-name="ce129" office:value-type="float" office:value="734" calcext:value-type="float">
            <text:p>734</text:p>
          </table:table-cell>
          <table:table-cell table:style-name="ce136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34" calcext:value-type="float">
            <text:p>734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754" calcext:value-type="float">
            <text:p>754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01" calcext:value-type="float">
            <text:p>401</text:p>
          </table:table-cell>
          <table:table-cell table:style-name="ce130" office:value-type="float" office:value="382" calcext:value-type="float">
            <text:p>382</text:p>
          </table:table-cell>
          <table:table-cell table:style-name="ce137" office:value-type="float" office:value="19" calcext:value-type="float">
            <text:p>1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81" calcext:value-type="float">
            <text:p>381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394" calcext:value-type="float">
            <text:p>394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65" calcext:value-type="float">
            <text:p>365</text:p>
          </table:table-cell>
          <table:table-cell table:style-name="ce130" office:value-type="float" office:value="352" calcext:value-type="float">
            <text:p>352</text:p>
          </table:table-cell>
          <table:table-cell table:style-name="ce137" office:value-type="float" office:value="13" calcext:value-type="float">
            <text:p>1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53" calcext:value-type="float">
            <text:p>35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360" calcext:value-type="float">
            <text:p>360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72" calcext:value-type="float">
            <text:p>1,372</text:p>
          </table:table-cell>
          <table:table-cell table:style-name="ce129" office:value-type="float" office:value="1321" calcext:value-type="float">
            <text:p>1,321</text:p>
          </table:table-cell>
          <table:table-cell table:style-name="ce136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26" calcext:value-type="float">
            <text:p>1,326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1" calcext:value-type="float">
            <text:p>31</text:p>
          </table:table-cell>
          <table:table-cell table:style-name="ce136" office:value-type="float" office:value="1357" calcext:value-type="float">
            <text:p>1,357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99" calcext:value-type="float">
            <text:p>699</text:p>
          </table:table-cell>
          <table:table-cell table:style-name="ce130" office:value-type="float" office:value="672" calcext:value-type="float">
            <text:p>672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9" calcext:value-type="float">
            <text:p>67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693" calcext:value-type="float">
            <text:p>69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73" calcext:value-type="float">
            <text:p>673</text:p>
          </table:table-cell>
          <table:table-cell table:style-name="ce130" office:value-type="float" office:value="649" calcext:value-type="float">
            <text:p>649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7" calcext:value-type="float">
            <text:p>647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664" calcext:value-type="float">
            <text:p>664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363" calcext:value-type="float">
            <text:p>3,363</text:p>
          </table:table-cell>
          <table:table-cell table:style-name="ce129" office:value-type="float" office:value="3217" calcext:value-type="float">
            <text:p>3,217</text:p>
          </table:table-cell>
          <table:table-cell table:style-name="ce136" office:value-type="float" office:value="146" calcext:value-type="float">
            <text:p>1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200" calcext:value-type="float">
            <text:p>3,200</text:p>
          </table:table-cell>
          <table:table-cell table:style-name="ce129" office:value-type="float" office:value="43" calcext:value-type="float">
            <text:p>43</text:p>
          </table:table-cell>
          <table:table-cell table:style-name="ce129" office:value-type="float" office:value="120" calcext:value-type="float">
            <text:p>120</text:p>
          </table:table-cell>
          <table:table-cell table:style-name="ce136" office:value-type="float" office:value="3318" calcext:value-type="float">
            <text:p>3,318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45" calcext:value-type="float">
            <text:p>1,745</text:p>
          </table:table-cell>
          <table:table-cell table:style-name="ce130" office:value-type="float" office:value="1667" calcext:value-type="float">
            <text:p>1,667</text:p>
          </table:table-cell>
          <table:table-cell table:style-name="ce137" office:value-type="float" office:value="78" calcext:value-type="float">
            <text:p>7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57" calcext:value-type="float">
            <text:p>1,657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58" calcext:value-type="float">
            <text:p>58</text:p>
          </table:table-cell>
          <table:table-cell table:style-name="ce137" office:value-type="float" office:value="1717" calcext:value-type="float">
            <text:p>1,717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618" calcext:value-type="float">
            <text:p>1,618</text:p>
          </table:table-cell>
          <table:table-cell table:style-name="ce130" office:value-type="float" office:value="1550" calcext:value-type="float">
            <text:p>1,550</text:p>
          </table:table-cell>
          <table:table-cell table:style-name="ce137" office:value-type="float" office:value="68" calcext:value-type="float">
            <text:p>6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43" calcext:value-type="float">
            <text:p>1,543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62" calcext:value-type="float">
            <text:p>62</text:p>
          </table:table-cell>
          <table:table-cell table:style-name="ce143" office:value-type="float" office:value="1601" calcext:value-type="float">
            <text:p>1,601</text:p>
          </table:table-cell>
          <table:table-cell table:style-name="ce130" office:value-type="float" office:value="6" calcext:value-type="float">
            <text:p>6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4" calcext:value-type="float">
            <text:p>204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8" calcext:value-type="float">
            <text:p>188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6" calcext:value-type="float">
            <text:p>336</text:p>
          </table:table-cell>
          <table:table-cell table:style-name="ce133" office:value-type="float" office:value="326" calcext:value-type="float">
            <text:p>326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3" calcext:value-type="float">
            <text:p>32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330" calcext:value-type="float">
            <text:p>33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1" calcext:value-type="float">
            <text:p>181</text:p>
          </table:table-cell>
          <table:table-cell table:style-name="ce134" office:value-type="float" office:value="173" calcext:value-type="float">
            <text:p>173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2" calcext:value-type="float">
            <text:p>17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78" calcext:value-type="float">
            <text:p>17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5" calcext:value-type="float">
            <text:p>155</text:p>
          </table:table-cell>
          <table:table-cell table:style-name="ce134" office:value-type="float" office:value="153" calcext:value-type="float">
            <text:p>15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1" calcext:value-type="float">
            <text:p>15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52" calcext:value-type="float">
            <text:p>1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2" calcext:value-type="float">
            <text:p>202</text:p>
          </table:table-cell>
          <table:table-cell table:style-name="ce133" office:value-type="float" office:value="196" calcext:value-type="float">
            <text:p>196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71" calcext:value-type="float">
            <text:p>771</text:p>
          </table:table-cell>
          <table:table-cell table:style-name="ce133" office:value-type="float" office:value="745" calcext:value-type="float">
            <text:p>745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31" calcext:value-type="float">
            <text:p>731</text:p>
          </table:table-cell>
          <table:table-cell table:style-name="ce133" office:value-type="float" office:value="12" calcext:value-type="float">
            <text:p>12</text:p>
          </table:table-cell>
          <table:table-cell table:style-name="ce147" office:value-type="float" office:value="28" calcext:value-type="float">
            <text:p>28</text:p>
          </table:table-cell>
          <table:table-cell table:style-name="ce138" office:value-type="float" office:value="767" calcext:value-type="float">
            <text:p>76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7" calcext:value-type="float">
            <text:p>407</text:p>
          </table:table-cell>
          <table:table-cell table:style-name="ce134" office:value-type="float" office:value="396" calcext:value-type="float">
            <text:p>396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9" calcext:value-type="float">
            <text:p>389</text:p>
          </table:table-cell>
          <table:table-cell table:style-name="ce134" office:value-type="float" office:value="8" calcext:value-type="float">
            <text:p>8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404" calcext:value-type="float">
            <text:p>40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4" calcext:value-type="float">
            <text:p>364</text:p>
          </table:table-cell>
          <table:table-cell table:style-name="ce134" office:value-type="float" office:value="349" calcext:value-type="float">
            <text:p>349</text:p>
          </table:table-cell>
          <table:table-cell table:style-name="ce139" office:value-type="float" office:value="15" calcext:value-type="float">
            <text:p>1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2" calcext:value-type="float">
            <text:p>342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8" calcext:value-type="float">
            <text:p>18</text:p>
          </table:table-cell>
          <table:table-cell table:style-name="ce140" office:value-type="float" office:value="363" calcext:value-type="float">
            <text:p>36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6" calcext:value-type="float">
            <text:p>226</text:p>
          </table:table-cell>
          <table:table-cell table:style-name="ce133" office:value-type="float" office:value="209" calcext:value-type="float">
            <text:p>209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7" calcext:value-type="float">
            <text:p>21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25" calcext:value-type="float">
            <text:p>22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3" calcext:value-type="float">
            <text:p>113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3" calcext:value-type="float">
            <text:p>113</text:p>
          </table:table-cell>
          <table:table-cell table:style-name="ce134" office:value-type="float" office:value="107" calcext:value-type="float">
            <text:p>10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1" calcext:value-type="float">
            <text:p>11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12" calcext:value-type="float">
            <text:p>11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71" calcext:value-type="float">
            <text:p>271</text:p>
          </table:table-cell>
          <table:table-cell table:style-name="ce133" office:value-type="float" office:value="262" calcext:value-type="float">
            <text:p>262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6" calcext:value-type="float">
            <text:p>25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70" calcext:value-type="float">
            <text:p>27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2" calcext:value-type="float">
            <text:p>132</text:p>
          </table:table-cell>
          <table:table-cell table:style-name="ce134" office:value-type="float" office:value="128" calcext:value-type="float">
            <text:p>12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5" calcext:value-type="float">
            <text:p>12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31" calcext:value-type="float">
            <text:p>1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9" calcext:value-type="float">
            <text:p>139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1" calcext:value-type="float">
            <text:p>13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39" calcext:value-type="float">
            <text:p>1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1" calcext:value-type="float">
            <text:p>201</text:p>
          </table:table-cell>
          <table:table-cell table:style-name="ce133" office:value-type="float" office:value="199" calcext:value-type="float">
            <text:p>199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6" calcext:value-type="float">
            <text:p>106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5" calcext:value-type="float">
            <text:p>95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7" calcext:value-type="float">
            <text:p>377</text:p>
          </table:table-cell>
          <table:table-cell table:style-name="ce133" office:value-type="float" office:value="353" calcext:value-type="float">
            <text:p>353</text:p>
          </table:table-cell>
          <table:table-cell table:style-name="ce138" office:value-type="float" office:value="24" calcext:value-type="float">
            <text:p>2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63" calcext:value-type="float">
            <text:p>36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71" calcext:value-type="float">
            <text:p>37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3" calcext:value-type="float">
            <text:p>193</text:p>
          </table:table-cell>
          <table:table-cell table:style-name="ce134" office:value-type="float" office:value="179" calcext:value-type="float">
            <text:p>179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5" calcext:value-type="float">
            <text:p>18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90" calcext:value-type="float">
            <text:p>1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4" calcext:value-type="float">
            <text:p>184</text:p>
          </table:table-cell>
          <table:table-cell table:style-name="ce134" office:value-type="float" office:value="174" calcext:value-type="float">
            <text:p>174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8" calcext:value-type="float">
            <text:p>17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81" calcext:value-type="float">
            <text:p>18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0" calcext:value-type="float">
            <text:p>130</text:p>
          </table:table-cell>
          <table:table-cell table:style-name="ce133" office:value-type="float" office:value="118" calcext:value-type="float">
            <text:p>118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29" calcext:value-type="float">
            <text:p>12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6" calcext:value-type="float">
            <text:p>66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5" calcext:value-type="float">
            <text:p>155</text:p>
          </table:table-cell>
          <table:table-cell table:style-name="ce133" office:value-type="float" office:value="139" calcext:value-type="float">
            <text:p>139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3" calcext:value-type="float">
            <text:p>15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53" calcext:value-type="float">
            <text:p>15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3" calcext:value-type="float">
            <text:p>83</text:p>
          </table:table-cell>
          <table:table-cell table:style-name="ce134" office:value-type="float" office:value="75" calcext:value-type="float">
            <text:p>75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2" calcext:value-type="float">
            <text:p>72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2" calcext:value-type="float">
            <text:p>52</text:p>
          </table:table-cell>
          <table:table-cell table:style-name="ce133" office:value-type="float" office:value="51" calcext:value-type="float">
            <text:p>51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5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8" calcext:value-type="float">
            <text:p>2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4" calcext:value-type="float">
            <text:p>24</text:p>
          </table:table-cell>
          <table:table-cell table:style-name="ce134" office:value-type="float" office:value="24" calcext:value-type="float">
            <text:p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2" calcext:value-type="float">
            <text:p>112</text:p>
          </table:table-cell>
          <table:table-cell table:style-name="ce133" office:value-type="float" office:value="108" calcext:value-type="float">
            <text:p>108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11" calcext:value-type="float">
            <text:p>1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5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0" calcext:value-type="float">
            <text:p>210</text:p>
          </table:table-cell>
          <table:table-cell table:style-name="ce133" office:value-type="float" office:value="207" calcext:value-type="float">
            <text:p>207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1" calcext:value-type="float">
            <text:p>20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04" calcext:value-type="float">
            <text:p>20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116" calcext:value-type="float">
            <text:p>11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1" calcext:value-type="float">
            <text:p>11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6" calcext:value-type="float">
            <text:p>116</text:p>
          </table:table-cell>
          <table:table-cell table:style-name="ce133" office:value-type="float" office:value="111" calcext:value-type="float">
            <text:p>11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4" calcext:value-type="float">
            <text:p>11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15" calcext:value-type="float">
            <text:p>1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3" calcext:value-type="float">
            <text:p>5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1" calcext:value-type="float">
            <text:p>61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5" calcext:value-type="float">
            <text:p>65</text:p>
          </table:table-cell>
          <table:table-cell table:style-name="ce129" office:value-type="float" office:value="63" calcext:value-type="float">
            <text:p>63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0" calcext:value-type="float">
            <text:p>6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64" calcext:value-type="float">
            <text:p>64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31" calcext:value-type="float">
            <text:p>31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4" calcext:value-type="float">
            <text:p>34</text:p>
          </table:table-cell>
          <table:table-cell table:style-name="ce130" office:value-type="float" office:value="32" calcext:value-type="float">
            <text:p>32</text:p>
          </table:table-cell>
          <table:table-cell table:style-name="ce137" office:value-type="float" office:value="2" calcext:value-type="float">
            <text:p>2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1" calcext:value-type="float">
            <text:p>3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58" calcext:value-type="float">
            <text:p>58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5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9" calcext:value-type="float">
            <text:p>5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8" calcext:value-type="float">
            <text:p>28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" calcext:value-type="float">
            <text:p>32</text:p>
          </table:table-cell>
          <table:table-cell table:style-name="ce134" office:value-type="float" office:value="30" calcext:value-type="float">
            <text:p>30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2" calcext:value-type="float">
            <text:p>3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